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3.9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1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/text:p>
          </table:table-cell>
          <table:table-cell table:number-columns-repeated="2"/>
          <table:table-cell table:style-name="ce3" office:value-type="string">
            <text:p>numer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fecha_inici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gimen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tipo_doc<text:span text:style-name="T1"> </text:span><text:span text:style-name="T2">FK</text:span></text:p>
          </table:table-cell>
          <table:table-cell table:number-columns-repeated="2"/>
          <table:table-cell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il</text:p>
          </table:table-cell>
          <table:table-cell table:number-columns-repeated="2"/>
          <table:table-cell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password</text:p>
          </table:table-cell>
          <table:table-cell table:number-columns-repeated="2"/>
          <table:table-cell table:style-name="ce3" office:value-type="string">
            <text:p><text:span text:style-name="T4">username</text:span>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table:style-name="ce2"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3">FK</text:span></text:p>
          </table:table-cell>
        </table:table-row>
        <table:table-row table:style-name="ro2">
          <table:table-cell office:value-type="string">
            <text:p>tipo_doc <text:span text:style-name="T3">FK</text:span></text:p>
          </table:table-cell>
          <table:table-cell table:number-columns-repeated="8"/>
          <table:table-cell office:value-type="string">
            <text:p>codigo_hotel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</text:p>
          </table:table-cell>
          <table:table-cell office:value-type="string">
            <text:p>(puede quedar vacío)</text:p>
          </table:table-cell>
          <table:table-cell table:number-columns-repeated="8"/>
        </table:table-row>
        <table:table-row table:style-name="ro1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office:value-type="string">
            <text:p>tipo_doc_cliente</text:p>
          </table:table-cell>
          <table:table-cell table:number-columns-repeated="9"/>
        </table:table-row>
        <table:table-row table:style-name="ro1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office:value-type="string">
            <text:p>nro_doc_cliente</text:p>
          </table:table-cell>
          <table:table-cell table:number-columns-repeated="9"/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9"/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office:value-type="string">
            <text:p>codigo_estad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1" office:value-type="string">
            <text:p>ConsumiblesAdquiridos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</text:p>
          </table:table-cell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office:value-type="string">
            <text:p>(La condicion de estadia puede reflejarse aca)</text:p>
          </table:table-cell>
          <table:table-cell/>
          <table:table-cell office:value-type="string">
            <text:p><text:span text:style-name="T4">codigo_consumible</text:span> <text:span text:style-name="T3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numero_factura</text:p>
          </table:table-cell>
          <table:table-cell table:number-columns-repeated="2"/>
          <table:table-cell table:style-name="ce3" office:value-type="string">
            <text:p>numero_item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office:value-type="string">
            <text:p>username_ingreso <text:span text:style-name="T3">FK</text:span></text:p>
          </table:table-cell>
          <table:table-cell table:number-columns-repeated="2"/>
          <table:table-cell office:value-type="string">
            <text:p>tipo_doc_cliente <text:span text:style-name="T3">FK</text:span></text:p>
          </table:table-cell>
          <table:table-cell table:number-columns-repeated="2"/>
          <table:table-cell table:style-name="ce3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egreso / cant_noches</text:p>
          </table:table-cell>
          <table:table-cell table:number-columns-repeated="2"/>
          <table:table-cell office:value-type="string">
            <text:p>nro_doc_cliente <text:span text:style-name="T3">FK</text:span></text:p>
          </table:table-cell>
          <table:table-cell table:number-columns-repeated="2"/>
          <table:table-cell office:value-type="string">
            <text:p>codigo_consumible <text:span text:style-name="T3">FK</text:span></text:p>
          </table:table-cell>
        </table:table-row>
        <table:table-row table:style-name="ro2">
          <table:table-cell table:number-columns-repeated="9"/>
          <table:table-cell office:value-type="string">
            <text:p>cantidad</text:p>
          </table:table-cell>
          <table:table-cell table:number-columns-repeated="2"/>
          <table:table-cell office:value-type="string">
            <text:p>username_egreso <text:span text:style-name="T3">FK</text:span></text:p>
          </table:table-cell>
          <table:table-cell table:number-columns-repeated="2"/>
          <table:table-cell office:value-type="string">
            <text:p>codigo_hotel <text:span text:style-name="T3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1">
          <table:table-cell table:number-columns-repeated="15"/>
          <table:table-cell office:value-type="string">
            <text:p>fecha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2"/>
          <table:table-cell table:style-name="ce1" office:value-type="string">
            <text:p>TipoDocumento</text:p>
          </table:table-cell>
          <table:table-cell table:number-columns-repeated="5"/>
          <table:table-cell table:style-name="ce1" office:value-type="string">
            <text:p>TipoPago</text:p>
          </table:table-cell>
          <table:table-cell table:number-columns-repeated="2"/>
          <table:table-cell office:value-type="string">
            <text:p>codigo_tipo_pago <text:span text:style-name="T3">FK</text:span>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<text:span text:style-name="T4">codigo_rol</text:span> <text:span text:style-name="T3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5"/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nro_tarjeta</text:p>
          </table:table-cell>
          <table:table-cell table:number-columns-repeated="3"/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funcionalidad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dias_cumplido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>
            <text:p>dias_faltante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22/11/2014</text:date>, <text:time>15:4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M</meta:editing-duration>
    <meta:editing-cycles>39</meta:editing-cycles>
    <meta:generator>OpenOffice.org/3.4.1$Win32 OpenOffice.org_project/341m1$Build-9593</meta:generator>
    <dc:date>2014-11-22T15:44:32.29</dc:date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